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4b4" officeooo:paragraph-rsid="000424b4"/>
    </style:style>
    <style:style style:name="P2" style:family="paragraph" style:parent-style-name="Standard">
      <style:text-properties officeooo:rsid="00045a5d" officeooo:paragraph-rsid="00045a5d"/>
    </style:style>
    <style:style style:name="P3" style:family="paragraph" style:parent-style-name="Standard" style:list-style-name="L1">
      <style:text-properties officeooo:rsid="000424b4" officeooo:paragraph-rsid="000424b4"/>
    </style:style>
    <style:style style:name="P4" style:family="paragraph" style:parent-style-name="Standard" style:list-style-name="L1">
      <style:text-properties officeooo:rsid="00045a5d" officeooo:paragraph-rsid="00045a5d"/>
    </style:style>
    <style:style style:name="P5" style:family="paragraph" style:parent-style-name="Standard" style:list-style-name="L2">
      <style:text-properties officeooo:rsid="00045a5d" officeooo:paragraph-rsid="00045a5d"/>
    </style:style>
    <style:style style:name="P6" style:family="paragraph" style:parent-style-name="Standard" style:list-style-name="L1">
      <style:text-properties officeooo:rsid="0006da27" officeooo:paragraph-rsid="0006da27"/>
    </style:style>
    <style:style style:name="P7" style:family="paragraph" style:parent-style-name="Header">
      <style:text-properties officeooo:paragraph-rsid="000757fc"/>
    </style:style>
    <style:style style:name="T1" style:family="text">
      <style:text-properties officeooo:rsid="00045a5d"/>
    </style:style>
    <style:style style:name="T2" style:family="text">
      <style:text-properties officeooo:rsid="0006da27"/>
    </style:style>
    <style:style style:name="T3" style:family="text">
      <style:text-properties officeooo:rsid="0010a8d0"/>
    </style:style>
    <style:style style:name="T4" style:family="text">
      <style:text-properties officeooo:rsid="000ed173"/>
    </style:style>
    <style:style style:name="T5" style:family="text">
      <style:text-properties officeooo:rsid="000757fc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Smart track</text:p>
      <text:p text:style-name="P1"/>
      <text:p text:style-name="P1"/>
      <text:p text:style-name="P1"/>
      <text:h text:style-name="Heading_20_2" text:outline-level="2">Funzionalità <text:span text:style-name="T1">primo software</text:span></text:h>
      <text:p text:style-name="P1"/>
      <text:list xml:id="list2574272922" text:style-name="L1">
        <text:list-item>
          <text:p text:style-name="P3">Login da parte del <text:span text:style-name="T1">magazziniere</text:span> con username e password prescelte</text:p>
        </text:list-item>
        <text:list-item>
          <text:p text:style-name="P3">Generazione kit indicando <text:span text:style-name="T1">gli oggetti presenti al suo interno</text:span></text:p>
          <text:list>
            <text:list-item>
              <text:p text:style-name="P4">il kit conterrà la tipologia degli oggetti e in numero di essi</text:p>
            </text:list-item>
          </text:list>
        </text:list-item>
        <text:list-item>
          <text:p text:style-name="P4">Possibilità di riutilizzare il template di un kit che è già stato creato in precedenza</text:p>
        </text:list-item>
        <text:list-item>
          <text:p text:style-name="P4">Possibilità di sospendere la creazione di un kit per poi riprenderla un un momento successivo</text:p>
        </text:list-item>
        <text:list-item>
          <text:p text:style-name="P6">Possibilità di utilizzare come template un kit già salvato</text:p>
        </text:list-item>
        <text:list-item>
          <text:p text:style-name="P6">Possibilità di segnalare un kit come spedito</text:p>
        </text:list-item>
        <text:list-item>
          <text:p text:style-name="P4">Possibilità di segnalare, quando il kit ritorna, la chiusura del kit e se ci sono oggetti smarriti</text:p>
          <text:list>
            <text:list-item>
              <text:p text:style-name="P4">una volta chiuso il kit non si può più modificare</text:p>
            </text:list-item>
          </text:list>
        </text:list-item>
        <text:list-item>
          <text:p text:style-name="P4">Visualizzazione da parte del magazziniere della posizione dei kit non presenti in magazzino</text:p>
        </text:list-item>
      </text:list>
      <text:p text:style-name="P2"/>
      <text:h text:style-name="Heading_20_2" text:outline-level="2">Funzionalità secondo software</text:h>
      <text:p text:style-name="P2"/>
      <text:list xml:id="list336206023" text:style-name="L2">
        <text:list-item>
          <text:p text:style-name="P5">Visualizzazione dello stato del kit al passaggio <text:span text:style-name="T2">in corrispondenza dei punti</text:span> interme<text:span text:style-name="T5">d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757fc"/>
    </style:style>
    <style:style style:name="MT1" style:family="text">
      <style:text-properties officeooo:rsid="0010a8d0"/>
    </style:style>
    <style:style style:name="MT2" style:family="text">
      <style:text-properties officeooo:rsid="000ed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gettista: Daniel Surpanu</text:span><text:tab/><text:tab/><text:span text:style-name="MT2">Data: 25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06:14.978708078</meta:creation-date>
    <dc:date>2018-09-25T18:53:27.879779601</dc:date>
    <meta:editing-duration>PT9H25M1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5" meta:word-count="153" meta:character-count="941" meta:non-whitespace-character-count="803"/>
  </office:meta>
</office:document-meta>
</file>